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left" fo:background-color="#ffffcc">
        <style:background-image/>
      </style:table-properties>
    </style:style>
    <style:style style:name="Tableau1.A" style:family="table-column">
      <style:table-column-properties style:column-width="6.795cm"/>
    </style:style>
    <style:style style:name="Tableau1.B" style:family="table-column">
      <style:table-column-properties style:column-width="3.418cm"/>
    </style:style>
    <style:style style:name="Tableau1.C" style:family="table-column">
      <style:table-column-properties style:column-width="3.395cm"/>
    </style:style>
    <style:style style:name="Tableau1.D" style:family="table-column">
      <style:table-column-properties style:column-width="3.392cm"/>
    </style:style>
    <style:style style:name="Tableau1.A1" style:family="table-cell">
      <style:table-cell-properties style:vertical-align="middle" style:border-line-width-left="0cm 0.004cm 0.002cm" style:border-line-width-top="0cm 0.004cm 0.002cm" style:border-line-width-bottom="0cm 0.004cm 0.002cm" fo:padding="0.079cm" fo:border-left="0.05pt double #808080" fo:border-right="none" fo:border-top="0.05pt double #808080" fo:border-bottom="0.05pt double #808080"/>
    </style:style>
    <style:style style:name="Tableau1.D1" style:family="table-cell">
      <style:table-cell-properties style:vertical-align="middle" style:border-line-width="0cm 0.004cm 0.002cm" fo:padding="0.079cm" fo:border="0.05pt double #808080"/>
    </style:style>
    <style:style style:name="Tableau1.A2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au1.D2" style:family="table-cell">
      <style:table-cell-properties style:vertical-align="middle" style:border-line-width-left="0cm 0.004cm 0.002cm" style:border-line-width-right="0cm 0.004cm 0.002cm" style:border-line-width-bottom="0cm 0.004cm 0.002cm" fo:padding="0.079cm" fo:border-left="0.05pt double #808080" fo:border-right="0.05pt double #808080" fo:border-top="none" fo:border-bottom="0.05pt double #808080"/>
    </style:style>
    <style:style style:name="Tableau2" style:family="table">
      <style:table-properties style:width="5.292cm" table:align="left"/>
    </style:style>
    <style:style style:name="Tableau2.A" style:family="table-column">
      <style:table-column-properties style:column-width="3.671cm"/>
    </style:style>
    <style:style style:name="Tableau2.B" style:family="table-column">
      <style:table-column-properties style:column-width="0.81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 style:list-style-name="L4">
      <style:paragraph-properties fo:text-align="center" style:justify-single-word="false"/>
    </style:style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">
      <style:paragraph-properties fo:margin-top="0cm" fo:margin-bottom="0cm" style:contextual-spacing="false"/>
    </style:style>
    <style:style style:name="P19" style:family="paragraph" style:parent-style-name="Text_20_body" style:list-style-name="L2">
      <style:paragraph-properties fo:margin-top="0cm" fo:margin-bottom="0cm" style:contextual-spacing="false"/>
    </style:style>
    <style:style style:name="P20" style:family="paragraph" style:parent-style-name="Text_20_body" style:list-style-name="L3">
      <style:paragraph-properties fo:margin-top="0cm" fo:margin-bottom="0cm" style:contextual-spacing="false"/>
    </style:style>
    <style:style style:name="P21" style:family="paragraph" style:parent-style-name="Text_20_body" style:list-style-name="L5">
      <style:paragraph-properties fo:margin-top="0cm" fo:margin-bottom="0cm" style:contextual-spacing="false"/>
    </style:style>
    <style:style style:name="P22" style:family="paragraph" style:parent-style-name="Text_20_body" style:list-style-name="L6">
      <style:paragraph-properties fo:margin-top="0cm" fo:margin-bottom="0cm" style:contextual-spacing="false"/>
    </style:style>
    <style:style style:name="P23" style:family="paragraph" style:parent-style-name="Text_20_body" style:list-style-name="L7">
      <style:paragraph-properties fo:margin-top="0cm" fo:margin-bottom="0cm" style:contextual-spacing="false"/>
    </style:style>
    <style:style style:name="P24" style:family="paragraph" style:parent-style-name="Text_20_body" style:list-style-name="L8">
      <style:paragraph-properties fo:margin-top="0cm" fo:margin-bottom="0cm" style:contextual-spacing="false"/>
    </style:style>
    <style:style style:name="P25" style:family="paragraph" style:parent-style-name="Text_20_body" style:list-style-name="L9">
      <style:paragraph-properties fo:margin-top="0cm" fo:margin-bottom="0cm" style:contextual-spacing="false"/>
    </style:style>
    <style:style style:name="P26" style:family="paragraph" style:parent-style-name="Text_20_body" style:list-style-name="L11">
      <style:paragraph-properties fo:margin-top="0cm" fo:margin-bottom="0cm" style:contextual-spacing="false"/>
    </style:style>
    <style:style style:name="P27" style:family="paragraph" style:parent-style-name="Text_20_body" style:list-style-name="L12">
      <style:paragraph-properties fo:margin-top="0cm" fo:margin-bottom="0cm" style:contextual-spacing="false"/>
    </style:style>
    <style:style style:name="P28" style:family="paragraph" style:parent-style-name="Text_20_body" style:list-style-name="L13">
      <style:paragraph-properties fo:margin-top="0cm" fo:margin-bottom="0cm" style:contextual-spacing="false"/>
    </style:style>
    <style:style style:name="P29" style:family="paragraph" style:parent-style-name="Text_20_body" style:list-style-name="L14">
      <style:paragraph-properties fo:margin-top="0cm" fo:margin-bottom="0cm" style:contextual-spacing="false"/>
    </style:style>
    <style:style style:name="P30" style:family="paragraph" style:parent-style-name="Text_20_body" style:list-style-name="L15">
      <style:paragraph-properties fo:margin-top="0cm" fo:margin-bottom="0cm" style:contextual-spacing="false"/>
    </style:style>
    <style:style style:name="P31" style:family="paragraph" style:parent-style-name="Text_20_body">
      <style:paragraph-properties fo:margin-left="1.058cm" fo:margin-right="0cm" fo:text-indent="0cm" style:auto-text-indent="false"/>
    </style:style>
    <style:style style:name="P32" style:family="paragraph" style:parent-style-name="Footer">
      <style:paragraph-properties>
        <style:tab-stops>
          <style:tab-stop style:position="8.423cm" style:type="center"/>
          <style:tab-stop style:position="17cm" style:type="right"/>
        </style:tab-stops>
      </style:paragraph-properties>
      <style:text-properties officeooo:paragraph-rsid="0012dd12"/>
    </style:style>
    <style:style style:name="P33" style:family="paragraph">
      <style:paragraph-properties fo:text-align="start"/>
    </style:style>
    <style:style style:name="P34" style:family="paragraph">
      <style:paragraph-properties fo:text-align="start"/>
      <style:text-properties style:text-line-through-style="none" fo:font-family="'Courier New'" style:font-family-generic="modern" style:font-pitch="fixed" fo:font-size="10pt" fo:font-style="normal"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2dd12"/>
    </style:style>
    <style:style style:name="T3" style:family="text">
      <style:text-properties officeooo:rsid="00133e9c"/>
    </style:style>
    <style:style style:name="T4" style:family="text">
      <style:text-properties officeooo:rsid="0015ddb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left" style:number-wrapped-paragraphs="no-limit" style:wrap-contour="false" style:vertical-pos="top" style:vertical-rel="paragraph-content" style:horizontal-pos="righ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qcm1" form:control-implementation="ooo:com.sun.star.form.component.RadioButton" xml:id="control1" form:id="control1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cm1" form:control-implementation="ooo:com.sun.star.form.component.RadioButton" xml:id="control2" form:id="control2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cm1" form:control-implementation="ooo:com.sun.star.form.component.RadioButton" xml:id="control3" form:id="control3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cm1" form:control-implementation="ooo:com.sun.star.form.component.RadioButton" xml:id="control4" form:id="control4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</form:form>
        <form:form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qcm1" form:control-implementation="ooo:com.sun.star.form.component.RadioButton" xml:id="control5" form:id="control5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cm1" form:control-implementation="ooo:com.sun.star.form.component.RadioButton" xml:id="control6" form:id="control6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cm1" form:control-implementation="ooo:com.sun.star.form.component.RadioButton" xml:id="control7" form:id="control7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</form:form>
        <form:form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qcm1" form:control-implementation="ooo:com.sun.star.form.component.RadioButton" xml:id="control8" form:id="control8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cm1" form:control-implementation="ooo:com.sun.star.form.component.RadioButton" xml:id="control9" form:id="control9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cm1" form:control-implementation="ooo:com.sun.star.form.component.RadioButton" xml:id="control10" form:id="control10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</form:form>
        <form:form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qcm1" form:control-implementation="ooo:com.sun.star.form.component.RadioButton" xml:id="control11" form:id="control11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cm1" form:control-implementation="ooo:com.sun.star.form.component.RadioButton" xml:id="control12" form:id="control12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cm1" form:control-implementation="ooo:com.sun.star.form.component.RadioButton" xml:id="control13" form:id="control13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cm1" form:control-implementation="ooo:com.sun.star.form.component.RadioButton" xml:id="control14" form:id="control14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</form:form>
        <form:form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qcm1" form:control-implementation="ooo:com.sun.star.form.component.RadioButton" xml:id="control15" form:id="control15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cm1" form:control-implementation="ooo:com.sun.star.form.component.RadioButton" xml:id="control16" form:id="control16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</form:form>
        <form:form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qcm1" form:control-implementation="ooo:com.sun.star.form.component.RadioButton" xml:id="control17" form:id="control17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qcm1" form:control-implementation="ooo:com.sun.star.form.component.RadioButton" xml:id="control18" form:id="control18" form:value="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</form:form>
        <form:form form:name="form1" form:apply-filter="true" form:method="post" form:control-implementation="ooo:com.sun.star.form.component.Form" office:target-frame="" xlink:href="http://print2.php/" xlink:type="simple">
          <form:properties>
            <form:property form:property-name="PropertyChangeNotificationEnabled" office:value-type="boolean" office:boolean-value="true"/>
          </form:properties>
          <form:checkbox form:name="c1" form:control-implementation="ooo:com.sun.star.form.component.CheckBox" xml:id="control19" form:id="control19" form:value="O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2" form:control-implementation="ooo:com.sun.star.form.component.CheckBox" xml:id="control20" form:id="control20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3" form:control-implementation="ooo:com.sun.star.form.component.CheckBox" xml:id="control21" form:id="control21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4" form:control-implementation="ooo:com.sun.star.form.component.CheckBox" xml:id="control22" form:id="control22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5" form:control-implementation="ooo:com.sun.star.form.component.CheckBox" xml:id="control23" form:id="control23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6" form:control-implementation="ooo:com.sun.star.form.component.CheckBox" xml:id="control24" form:id="control24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7" form:control-implementation="ooo:com.sun.star.form.component.CheckBox" xml:id="control25" form:id="control25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8" form:control-implementation="ooo:com.sun.star.form.component.CheckBox" xml:id="control26" form:id="control26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9" form:control-implementation="ooo:com.sun.star.form.component.CheckBox" xml:id="control27" form:id="control27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10" form:control-implementation="ooo:com.sun.star.form.component.CheckBox" xml:id="control28" form:id="control28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11" form:control-implementation="ooo:com.sun.star.form.component.CheckBox" xml:id="control29" form:id="control29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12" form:control-implementation="ooo:com.sun.star.form.component.CheckBox" xml:id="control30" form:id="control30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13" form:control-implementation="ooo:com.sun.star.form.component.CheckBox" xml:id="control31" form:id="control31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14" form:control-implementation="ooo:com.sun.star.form.component.CheckBox" xml:id="control32" form:id="control32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15" form:control-implementation="ooo:com.sun.star.form.component.CheckBox" xml:id="control33" form:id="control33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16" form:control-implementation="ooo:com.sun.star.form.component.CheckBox" xml:id="control34" form:id="control34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17" form:control-implementation="ooo:com.sun.star.form.component.CheckBox" xml:id="control35" form:id="control35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18" form:control-implementation="ooo:com.sun.star.form.component.CheckBox" xml:id="control36" form:id="control36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19" form:control-implementation="ooo:com.sun.star.form.component.CheckBox" xml:id="control37" form:id="control37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20" form:control-implementation="ooo:com.sun.star.form.component.CheckBox" xml:id="control38" form:id="control38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21" form:control-implementation="ooo:com.sun.star.form.component.CheckBox" xml:id="control39" form:id="control39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22" form:control-implementation="ooo:com.sun.star.form.component.CheckBox" xml:id="control40" form:id="control40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23" form:control-implementation="ooo:com.sun.star.form.component.CheckBox" xml:id="control41" form:id="control41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24" form:control-implementation="ooo:com.sun.star.form.component.CheckBox" xml:id="control42" form:id="control42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25" form:control-implementation="ooo:com.sun.star.form.component.CheckBox" xml:id="control43" form:id="control43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26" form:control-implementation="ooo:com.sun.star.form.component.CheckBox" xml:id="control44" form:id="control44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27" form:control-implementation="ooo:com.sun.star.form.component.CheckBox" xml:id="control45" form:id="control45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28" form:control-implementation="ooo:com.sun.star.form.component.CheckBox" xml:id="control46" form:id="control46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29" form:control-implementation="ooo:com.sun.star.form.component.CheckBox" xml:id="control47" form:id="control47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30" form:control-implementation="ooo:com.sun.star.form.component.CheckBox" xml:id="control48" form:id="control48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31" form:control-implementation="ooo:com.sun.star.form.component.CheckBox" xml:id="control49" form:id="control49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32" form:control-implementation="ooo:com.sun.star.form.component.CheckBox" xml:id="control50" form:id="control50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33" form:control-implementation="ooo:com.sun.star.form.component.CheckBox" xml:id="control51" form:id="control51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34" form:control-implementation="ooo:com.sun.star.form.component.CheckBox" xml:id="control52" form:id="control52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35" form:control-implementation="ooo:com.sun.star.form.component.CheckBox" xml:id="control53" form:id="control53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36" form:control-implementation="ooo:com.sun.star.form.component.CheckBox" xml:id="control54" form:id="control54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37" form:control-implementation="ooo:com.sun.star.form.component.CheckBox" xml:id="control55" form:id="control55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38" form:control-implementation="ooo:com.sun.star.form.component.CheckBox" xml:id="control56" form:id="control56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39" form:control-implementation="ooo:com.sun.star.form.component.CheckBox" xml:id="control57" form:id="control57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40" form:control-implementation="ooo:com.sun.star.form.component.CheckBox" xml:id="control58" form:id="control58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41" form:control-implementation="ooo:com.sun.star.form.component.CheckBox" xml:id="control59" form:id="control59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42" form:control-implementation="ooo:com.sun.star.form.component.CheckBox" xml:id="control60" form:id="control60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43" form:control-implementation="ooo:com.sun.star.form.component.CheckBox" xml:id="control61" form:id="control61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44" form:control-implementation="ooo:com.sun.star.form.component.CheckBox" xml:id="control62" form:id="control62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45" form:control-implementation="ooo:com.sun.star.form.component.CheckBox" xml:id="control63" form:id="control63" form:value="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nom" form:control-implementation="ooo:com.sun.star.form.component.TextField" xml:id="control64" form:id="control6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enom" form:control-implementation="ooo:com.sun.star.form.component.TextField" xml:id="control65" form:id="control6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lasse" form:control-implementation="ooo:com.sun.star.form.component.TextField" xml:id="control66" form:id="control66" form:max-length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  <form:form form:name="form1" form:apply-filter="true" form:method="post" form:control-implementation="ooo:com.sun.star.form.component.Form" office:target-frame="" xlink:href="http://print.php/" xlink:type="simple">
          <form:properties>
            <form:property form:property-name="PropertyChangeNotificationEnabled" office:value-type="boolean" office:boolean-value="true"/>
          </form:properties>
          <form:checkbox form:name="c11" form:control-implementation="ooo:com.sun.star.form.component.CheckBox" xml:id="control67" form:id="control67" form:value="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12" form:control-implementation="ooo:com.sun.star.form.component.CheckBox" xml:id="control68" form:id="control68" form:value="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21" form:control-implementation="ooo:com.sun.star.form.component.CheckBox" xml:id="control69" form:id="control69" form:value="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22" form:control-implementation="ooo:com.sun.star.form.component.CheckBox" xml:id="control70" form:id="control70" form:value="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31" form:control-implementation="ooo:com.sun.star.form.component.CheckBox" xml:id="control71" form:id="control71" form:value="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32" form:control-implementation="ooo:com.sun.star.form.component.CheckBox" xml:id="control72" form:id="control72" form:value="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41" form:control-implementation="ooo:com.sun.star.form.component.CheckBox" xml:id="control73" form:id="control73" form:value="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42" form:control-implementation="ooo:com.sun.star.form.component.CheckBox" xml:id="control74" form:id="control74" form:value="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51" form:control-implementation="ooo:com.sun.star.form.component.CheckBox" xml:id="control75" form:id="control75" form:value="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52" form:control-implementation="ooo:com.sun.star.form.component.CheckBox" xml:id="control76" form:id="control76" form:value="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61" form:control-implementation="ooo:com.sun.star.form.component.CheckBox" xml:id="control77" form:id="control77" form:value="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62" form:control-implementation="ooo:com.sun.star.form.component.CheckBox" xml:id="control78" form:id="control78" form:value="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71" form:control-implementation="ooo:com.sun.star.form.component.CheckBox" xml:id="control79" form:id="control79" form:value="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72" form:control-implementation="ooo:com.sun.star.form.component.CheckBox" xml:id="control80" form:id="control80" form:value="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81" form:control-implementation="ooo:com.sun.star.form.component.CheckBox" xml:id="control81" form:id="control81" form:value="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82" form:control-implementation="ooo:com.sun.star.form.component.CheckBox" xml:id="control82" form:id="control82" form:value="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reponse" form:control-implementation="ooo:com.sun.star.form.component.TextField" xml:id="control83" form:id="control83" form:current-value="Ce schéma [ est/n'est pas ] une représentation symbolique parce que " form:value="Ce schéma [ est/n'est pas ] une représentation symbolique parce que " form:convert-empty-to-null="true">
            <form:properties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VScroll" office:value-type="boolean" office:boolean-value="true"/>
            </form:properties>
          </form:textarea>
          <form:text form:name="nom" form:control-implementation="ooo:com.sun.star.form.component.TextField" xml:id="control84" form:id="control8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enom" form:control-implementation="ooo:com.sun.star.form.component.TextField" xml:id="control85" form:id="control8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lasse" form:control-implementation="ooo:com.sun.star.form.component.TextField" xml:id="control86" form:id="control86" form:max-length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présentation de l'ordinateur</text:h>
      <text:p text:style-name="Text_20_body">On va te demander de réaliser une représentation schématique de l'ordinateur devant lequel tu te trouves actuellement. Pour cela, tu vas examiner attentivement le matériel avant de dessiner.</text:p>
      <text:p text:style-name="Text_20_body">Avec l'autorisation du professeur, tu peux, si c'est nécessaire, te déplacer de ton siège pour voir toutes les faces de l'ordinateur.</text:p>
      <text:p text:style-name="Text_20_body">Examine éventuellement un ordinateur voisin du tien.</text:p>
      <text:h text:style-name="Heading_20_3" text:outline-level="3">Consignes</text:h>
      <text:h text:style-name="Heading_20_4" text:outline-level="4">Variante 1: dessin réalisé à la main</text:h>
      <text:list xml:id="list2564754519452819137" text:style-name="L1">
        <text:list-item>
          <text:p text:style-name="P18">Sur une page de ton cahier, dessine, sans trop de détails, un ordinateur avec <text:span text:style-name="Strong_20_Emphasis">tous les appareils</text:span> qui le composent. </text:p>
        </text:list-item>
        <text:list-item>
          <text:p text:style-name="P18">Indique <text:span text:style-name="Strong_20_Emphasis">les connexions</text:span> entre les différents appareils. </text:p>
        </text:list-item>
        <text:list-item>
          <text:p text:style-name="P2">Ajoute <text:span text:style-name="Strong_20_Emphasis">une légende</text:span> à ce schéma. </text:p>
        </text:list-item>
      </text:list>
      <text:h text:style-name="Heading_20_4" text:outline-level="4" text:is-list-header="true">Variante 2: dessin réalisé à l'aide du logiciel <text:span text:style-name="Strong_20_Emphasis">LibreOffice Draw</text:span></text:h>
      <text:p text:style-name="Text_20_body"><text:span text:style-name="Strong_20_Emphasis">LibreOffice Draw</text:span> est un logiciel libre et gratuit. Il fait partie de la suite <text:span text:style-name="Strong_20_Emphasis">LibreOffice</text:span> que l'on peut télécharger sans rien devoir payer et tout à fait légalement sur le site web <text:a xlink:type="simple" xlink:href="http://libreoffice.org/" office:target-frame-name="_blank" xlink:show="new">http://libreoffice.org</text:a>.</text:p>
      <text:p text:style-name="Text_20_body">Ton professeur l'a peut-être déjà installé sur l'ordinateur sur lequel tu travailles. En cas de doute, demande-lui.</text:p>
      <text:p text:style-name="Text_20_body"><draw:frame draw:style-name="fr1" draw:name="images1" text:anchor-type="as-char" svg:width="10.583cm" svg:height="5.994cm" draw:z-index="0"><draw:image xlink:href="http://localhost/sio2/cours/info/infobase/1/images/draw.png" xlink:type="simple" xlink:show="embed" xlink:actuate="onLoad"/><svg:title>LibreOffice Draw</svg:title></draw:frame>Pour démarrer <text:span text:style-name="Strong_20_Emphasis">LibreOffice Draw</text:span> sous Ubuntu (interface Unity)</text:p>
      <text:list xml:id="list3949493597264807487" text:style-name="L2">
        <text:list-item>
          <text:p text:style-name="P19">Clique sur l'icône du tableau de bord <draw:frame draw:style-name="fr1" draw:name="images2" text:anchor-type="as-char" svg:width="0.794cm" svg:height="0.767cm" draw:z-index="1"><draw:image xlink:href="http://localhost/sio2/cours/info/infobase/1/images/tableauBord.png" xlink:type="simple" xlink:show="embed" xlink:actuate="onLoad"/><svg:title>TB</svg:title></draw:frame>, en haut et à gauche de l'écran </text:p>
        </text:list-item>
        <text:list-item>
          <text:p text:style-name="P19">Dans la ligne de texte qui est apparue en haut de l'écran, écris "<text:span text:style-name="Strong_20_Emphasis">LibreOffice Draw</text:span>" ou simplement "<text:span text:style-name="Strong_20_Emphasis">Draw</text:span>" </text:p>
        </text:list-item>
        <text:list-item>
          <text:p text:style-name="P3">Clique sur l'icône de <text:span text:style-name="Strong_20_Emphasis">LibreOffice Draw</text:span> qui apparaît </text:p>
        </text:list-item>
      </text:list>
      <text:p text:style-name="Text_20_body">Si tu travailles sous un autre système d'exploitation (Windows, Mac,...), demande au professeur comment démarrer <text:span text:style-name="Strong_20_Emphasis">LibreOffice Draw</text:span></text:p>
      <text:p text:style-name="Text_20_body"><text:soft-page-break/>Si tu maîtrises le "copier/coller".</text:p>
      <text:list xml:id="list6825304451147524828" text:style-name="L3">
        <text:list-item>
          <text:p text:style-name="P20">Ouvre le logiciel <text:span text:style-name="Strong_20_Emphasis">LibreOffice Draw</text:span> </text:p>
        </text:list-item>
        <text:list-item>
          <text:p text:style-name="P20">Par "copier/coller" envoie les images présentées ci-dessous vers la page de dessin. </text:p>
        </text:list-item>
        <text:list-item>
          <text:p text:style-name="P4">Ajoute <text:span text:style-name="Strong_20_Emphasis">des lignes droites</text:span> entre les différents éléments afin de représenter les connexions. </text:p>
        </text:list-item>
      </text:list>
      <text:p text:style-name="P5"><draw:frame draw:style-name="fr1" draw:name="images3" text:anchor-type="as-char" svg:width="7.541cm" svg:height="2.99cm" draw:z-index="2"><draw:image xlink:href="http://localhost/sio2/cours/info/infobase/1/images/ligne.png" xlink:type="simple" xlink:show="embed" xlink:actuate="onLoad"/><svg:title>Outil Lignes</svg:title></draw:frame></text:p>
      <text:list xml:id="list5657482091263812091" text:style-name="L4">
        <text:list-item>
          <text:p text:style-name="P6">Enregistre régulièrement le dessin dans ton répertoire personnel sous le nom <text:span text:style-name="Strong_20_Emphasis">peripherique1.odg</text:span>. </text:p>
        </text:list-item>
      </text:list>
      <text:p text:style-name="Text_20_body">Il faudra probablement déplacer les images pour les disposer au mieux sur la page.</text:p>
      <text:p text:style-name="Text_20_body">Sur ton dessin, on trouvera au moins les <text:span text:style-name="Strong_20_Emphasis">cinq premiers éléments</text:span> de la série suivante:</text:p>
      <text:section text:style-name="Sect1" text:name="portraits">
        <text:list xml:id="list3935474751307115146" text:style-name="L5">
          <text:list-item>
            <text:p text:style-name="P21">l'unité centrale<text:line-break/><draw:frame draw:style-name="fr1" draw:name="images4" text:anchor-type="as-char" svg:width="5.292cm" svg:height="8.387cm" draw:z-index="3"><draw:image xlink:href="http://localhost/sio2/cours/info/infobase/1/images/console.png" xlink:type="simple" xlink:show="embed" xlink:actuate="onLoad"/><svg:title>l'unité centrale</svg:title></draw:frame> </text:p>
          </text:list-item>
          <text:list-item>
            <text:p text:style-name="P21">l'écran<text:line-break/><text:soft-page-break/><draw:frame draw:style-name="fr1" draw:name="images5" text:anchor-type="as-char" svg:width="5.715cm" svg:height="5.265cm" draw:z-index="4"><draw:image xlink:href="http://localhost/sio2/cours/info/infobase/1/images/ecran.png" xlink:type="simple" xlink:show="embed" xlink:actuate="onLoad"/><svg:title>Écran</svg:title></draw:frame> </text:p>
          </text:list-item>
          <text:list-item>
            <text:p text:style-name="P21">le clavier<text:line-break/><draw:frame draw:style-name="fr1" draw:name="images6" text:anchor-type="as-char" svg:width="7.858cm" svg:height="3.519cm" draw:z-index="5"><draw:image xlink:href="http://localhost/sio2/cours/info/infobase/1/images/clavier.png" xlink:type="simple" xlink:show="embed" xlink:actuate="onLoad"/><svg:title>Clavier</svg:title></draw:frame> </text:p>
          </text:list-item>
          <text:list-item>
            <text:p text:style-name="P21">la souris<text:line-break/><draw:frame draw:style-name="fr1" draw:name="images7" text:anchor-type="as-char" svg:width="1.693cm" svg:height="1.693cm" draw:z-index="6"><draw:image xlink:href="http://localhost/sio2/cours/info/infobase/1/images/souris.png" xlink:type="simple" xlink:show="embed" xlink:actuate="onLoad"/><svg:title>Souris</svg:title></draw:frame> </text:p>
          </text:list-item>
          <text:list-item>
            <text:p text:style-name="P21">l'imprimante<text:line-break/><draw:frame draw:style-name="fr1" draw:name="images8" text:anchor-type="as-char" svg:width="3.969cm" svg:height="3.969cm" draw:z-index="7"><draw:image xlink:href="http://localhost/sio2/cours/info/infobase/1/images/imprimante.png" xlink:type="simple" xlink:show="embed" xlink:actuate="onLoad"/><svg:title>Imprimante</svg:title></draw:frame> </text:p>
          </text:list-item>
          <text:list-item>
            <text:p text:style-name="P21"> les haut-parleurs<text:line-break/><draw:frame draw:style-name="fr1" draw:name="images9" text:anchor-type="as-char" svg:width="1.693cm" svg:height="1.693cm" draw:z-index="8"><draw:image xlink:href="http://localhost/sio2/cours/info/infobase/1/images/hpg.png" xlink:type="simple" xlink:show="embed" xlink:actuate="onLoad"/><svg:title>Haut-parleurs</svg:title></draw:frame><draw:frame draw:style-name="fr1" draw:name="images10" text:anchor-type="as-char" svg:width="1.693cm" svg:height="1.693cm" draw:z-index="9"><draw:image xlink:href="http://localhost/sio2/cours/info/infobase/1/images/hpd.png" xlink:type="simple" xlink:show="embed" xlink:actuate="onLoad"/><svg:title>Haut-parleur</svg:title></draw:frame> </text:p>
          </text:list-item>
          <text:list-item>
            <text:p text:style-name="P21">le scanner<text:line-break/><draw:frame draw:style-name="fr1" draw:name="images11" text:anchor-type="as-char" svg:width="3.387cm" svg:height="3.387cm" draw:z-index="10"><draw:image xlink:href="http://localhost/sio2/cours/info/infobase/1/images/scanner.png" xlink:type="simple" xlink:show="embed" xlink:actuate="onLoad"/><svg:title>scanner</svg:title></draw:frame> </text:p>
          </text:list-item>
          <text:list-item>
            <text:p text:style-name="P7">le modem<text:line-break/><text:soft-page-break/><draw:frame draw:style-name="fr1" draw:name="images12" text:anchor-type="as-char" svg:width="3.387cm" svg:height="3.387cm" draw:z-index="11"><draw:image xlink:href="http://localhost/sio2/cours/info/infobase/1/images/modem.png" xlink:type="simple" xlink:show="embed" xlink:actuate="onLoad"/><svg:title>modem</svg:title></draw:frame> </text:p>
          </text:list-item>
        </text:list>
      </text:section>
      <text:p text:style-name="Text_20_body">Quand ton dessin est terminé, montre ton travail au professeur. Imprime-le si le professeur le demande, puis passe à la page suivante.</text:p>
      <text:h text:style-name="Heading_20_2" text:outline-level="2"><text:span text:style-name="T2">Étude</text:span> de la console de jeux</text:h>
      <text:p text:style-name="Text_20_body"><draw:frame draw:style-name="fr2" draw:name="images13" text:anchor-type="paragraph" svg:width="6.615cm" svg:height="7.594cm" draw:z-index="12"><draw:image xlink:href="http://localhost/sio2/cours/info/infobase/1/images/console.jpg" xlink:type="simple" xlink:show="embed" xlink:actuate="onLoad"/><svg:title>Consoles diverses</svg:title></draw:frame>Une console de jeux est un ordinateur spécialisé dans le traitement des jeux. Elle contient exactement les mêmes types de composants qu'un ordinateur.</text:p>
      <text:list xml:id="list7668794777329727124" text:style-name="L6">
        <text:list-item>
          <text:p text:style-name="P22">Réfléchis bien et recherche l'ensemble des éléments qui composent une station de jeux, en plus de la console. </text:p>
        </text:list-item>
        <text:list-item>
          <text:p text:style-name="P8">Note tes idées. </text:p>
        </text:list-item>
      </text:list>
      <text:p text:style-name="Text_20_body">C'est quoi cette idée ? Ne m'avait-on pas dit qu'il s'agit d'un cours d'informatique sérieux ?</text:p>
      <text:p text:style-name="Text_20_body">Pas d'inquiétude: il s'agit d'un cours d'informatique "sérieux". Nous allons simplement montrer qu'une station de jeux ressemble très fort à un ordinateur.</text:p>
      <text:p text:style-name="Text_20_body">Cool ! Quand je joue, je fais de l'informatique? Je commence déjà à aimer ce cours, moi.</text:p>
      <text:p text:style-name="Text_20_body">L'ensemble constitué par la console de jeux et tous ses accessoires peut être schématisé comme sur le dessin ci-dessous.</text:p>
      <text:p text:style-name="P5"><text:soft-page-break/><draw:frame draw:style-name="fr1" draw:name="images14" text:anchor-type="as-char" svg:width="10.001cm" svg:height="10.001cm" draw:z-index="13"><draw:image xlink:href="http://localhost/sio2/cours/info/infobase/1/images/gamestation.gif" xlink:type="simple" xlink:show="embed" xlink:actuate="onLoad"/><svg:title>Station de jeu</svg:title></draw:frame></text:p>
      <text:p text:style-name="Text_20_body">Vous me faites bien rire! Vous trouvez que ça a l'air d'une console de jeux, ce dessin?</text:p>
      <text:p text:style-name="Text_20_body">Disons qu'il s'agit d'une représentation symbolique et non d'une représentation fidèle, comme une photo. L'avantage est que nous voyons bien tous les éléments sans devoir les dessiner en détail.</text:p>
      <text:p text:style-name="Text_20_body">Chaque élément y est représenté selon <text:span text:style-name="Strong_20_Emphasis"><text:span text:style-name="T1">une forme simple</text:span></text:span>, plutôt que de dessiner une représentation fidèle.</text:p>
      <text:p text:style-name="Text_20_body"><text:span text:style-name="Strong_20_Emphasis"><text:span text:style-name="T1">Les flèches</text:span></text:span> indiquent dans quel sens circulent les informations entre les différents composants.</text:p>
      <text:p text:style-name="Text_20_body">La flèche entre la console et la télévision indique que la console envoie des images vers l'écran de télévision.</text:p>
      <text:p text:style-name="Text_20_body">Sur le schéma du haut de la page, dans quel sens est orientée la flèche entre la console et l'écran de télévision?<text:line-break/><draw:control text:anchor-type="as-char" draw:z-index="14" draw:style-name="gr1" draw:text-style-name="P33" svg:width="0.345cm" svg:height="0.345cm" draw:control="control1"/> Du haut vers le bas<text:line-break/><draw:control text:anchor-type="as-char" draw:z-index="15" draw:style-name="gr1" draw:text-style-name="P33" svg:width="0.345cm" svg:height="0.345cm" draw:control="control2"/> Du bas vers le haut<text:line-break/><draw:control text:anchor-type="as-char" draw:z-index="16" draw:style-name="gr1" draw:text-style-name="P33" svg:width="0.345cm" svg:height="0.345cm" draw:control="control3"/> De la gauche vers la droite<text:line-break/><draw:control text:anchor-type="as-char" draw:z-index="17" draw:style-name="gr1" draw:text-style-name="P33" svg:width="0.345cm" svg:height="0.345cm" draw:control="control4"/>De la droite vers la gauche </text:p>
      <text:p text:style-name="Text_20_body">Que signifie, à ton avis, la flèche double entre la console et la manette vibrante ?<text:line-break/><draw:control text:anchor-type="as-char" draw:z-index="18" draw:style-name="gr1" draw:text-style-name="P33" svg:width="0.345cm" svg:height="0.345cm" draw:control="control5"/> Des informations circulent de la manette vers la console et inversement.<text:line-break/><draw:control text:anchor-type="as-char" draw:z-index="19" draw:style-name="gr1" draw:text-style-name="P33" svg:width="0.345cm" svg:height="0.345cm" draw:control="control6"/> Il s'agit d'une erreur dans le dessin.<text:line-break/><draw:control text:anchor-type="as-char" draw:z-index="20" draw:style-name="gr1" draw:text-style-name="P33" svg:width="0.345cm" svg:height="0.345cm" draw:control="control7"/> La distance entre la manette vibrante et la console doit être aussi faible que possible.</text:p>
      <text:p text:style-name="Text_20_body">Que signifie, à ton avis, la flèche entre le volant pour jeux automobiles et la console?<text:line-break/><draw:control text:anchor-type="as-char" draw:z-index="21" draw:style-name="gr1" draw:text-style-name="P33" svg:width="0.345cm" svg:height="0.345cm" draw:control="control8"/> Des informations provenant du volant sont envoyées vers la console.<text:line-break/><draw:control text:anchor-type="as-char" draw:z-index="22" draw:style-name="gr1" draw:text-style-name="P33" svg:width="0.345cm" svg:height="0.345cm" draw:control="control9"/> Des informations provenant de la console sont envoyées vers le volant.<text:line-break/><draw:control text:anchor-type="as-char" draw:z-index="23" draw:style-name="gr1" draw:text-style-name="P33" svg:width="0.345cm" svg:height="0.345cm" draw:control="control10"/> Un fil relie la console et le volant.</text:p>
      <text:p text:style-name="Text_20_body"><text:soft-page-break/>Peux-tu interpréter la forme des autres flèches dans ce schéma ? Propose ta réponse oralement au professeur.</text:p>
      <text:p text:style-name="Text_20_body">Le "<text:span text:style-name="Strong_20_Emphasis">centre nerveux</text:span>" de la station de jeux est la <text:span text:style-name="Strong_20_Emphasis">console</text:span>, parce que tous les appareils annexes y sont connectés.</text:p>
      <text:p text:style-name="Text_20_body">Quand tu as bien compris toutes les informations données ici, passe à la page suivante.</text:p>
      <text:h text:style-name="Heading_20_2" text:outline-level="2">Réaliser un schéma symbolique de l'ordinateur</text:h>
      <text:p text:style-name="Text_20_body">En utilisant le même principe de représentation symbolique, recommence le dessin de la <text:a xlink:type="simple" xlink:href="http://localhost/sio2/cours/info/infobase/1/1.php">page 1</text:a>.</text:p>
      <text:h text:style-name="Heading_20_4" text:outline-level="4">Variante 1: dessin réalisé à la main</text:h>
      <text:list xml:id="list4593478603220921687" text:style-name="L7">
        <text:list-item>
          <text:p text:style-name="P23">Les câbles entres les différents appareils sont représentés par <text:span text:style-name="Strong_20_Emphasis"><text:span text:style-name="T1">des lignes droites</text:span></text:span>. </text:p>
        </text:list-item>
        <text:list-item>
          <text:p text:style-name="P23">Indique, avec <text:span text:style-name="Strong_20_Emphasis"><text:span text:style-name="T1">des flèches orientées</text:span></text:span>, le sens dans lequel circulent les informations. </text:p>
        </text:list-item>
        <text:list-item>
          <text:p text:style-name="P9">Indique le "<text:span text:style-name="Strong_20_Emphasis"><text:span text:style-name="T1">centre nerveux</text:span></text:span>" de l'ordinateur ? Comment le distingues-tu ? </text:p>
        </text:list-item>
      </text:list>
      <text:h text:style-name="Heading_20_4" text:outline-level="4" text:is-list-header="true">Variante 2: dessin réalisé à l'aide du logiciel LibreOffice Draw</text:h>
      <text:list xml:id="list3651239946714342778" text:style-name="L8">
        <text:list-item>
          <text:p text:style-name="P24">Reviens au dessin réalisé à l'aide du logiciel LibreOffice Draw. </text:p>
        </text:list-item>
        <text:list-item>
          <text:p text:style-name="P24"><draw:frame draw:style-name="fr1" draw:name="images15" text:anchor-type="as-char" svg:width="4.313cm" svg:height="1.826cm" draw:z-index="24"><draw:image xlink:href="http://localhost/sio2/cours/info/infobase/1/images/fleches.png" xlink:type="simple" xlink:show="embed" xlink:actuate="onLoad"/><svg:title>Flèches</svg:title></draw:frame>Supprime les lignes représentant les connexions entre les appareils. </text:p>
        </text:list-item>
        <text:list-item>
          <text:p text:style-name="P10">Utilise les flèches orientées pour représenter le sens dans lequel circulent les informations. </text:p>
        </text:list-item>
      </text:list>
      <text:p text:style-name="Text_20_body">Organise ton dessin de maniêre que les flèches ne se coupent pas. Réfléchis bien à la meilleure disposition.</text:p>
      <text:list xml:id="list856184173380297148" text:style-name="L9">
        <text:list-item>
          <text:p text:style-name="P25">Entoure le "centre nerveux" de l'ordinateur d'un cercle assez épais. Comment le reconnais-tu? </text:p>
        </text:list-item>
        <text:list-item>
          <text:p text:style-name="P11">Enregistre réguli<text:span text:style-name="T4">è</text:span>rement le document sous le nom <text:span text:style-name="Strong_20_Emphasis">peripherique2.odg</text:span>. </text:p>
        </text:list-item>
      </text:list>
      <text:p text:style-name="Text_20_body">Quand ton dessin est terminé, imprime-le si nécessaire et propose-le au professeur puis passe à la page suivante.</text:p>
      <text:h text:style-name="Heading_20_2" text:outline-level="2">Notion de périphérique</text:h>
      <text:p text:style-name="Text_20_body">Dans la station de jeux, tous les accessoires sont disposés "autour" de la console. C'est la même disposition que celle d'un boulevard périphérique autour d'une ville.</text:p>
      <text:p text:style-name="Text_20_body">Examine quelques instants le schéma ci-desous. Remarque les flèches et leur sens. As-tu une idée pour justifier leur orientation?</text:p>
      <text:list xml:id="list2014474804418020470" text:style-name="L10">
        <text:list-item>
          <text:p text:style-name="P12">Déplace la souris sur la zone des périphériques sur le schéma ci-dessous. Attends quelques instants l'apparition de la confirmation que tu as bien désigné la zone des périphériques. </text:p>
        </text:list-item>
      </text:list>
      <text:p text:style-name="P5"><text:soft-page-break/><draw:frame draw:style-name="fr1" draw:name="Hifi" text:anchor-type="as-char" svg:width="10.874cm" svg:height="10.874cm" draw:z-index="25"><draw:image xlink:href="http://localhost/sio2/cours/info/infobase/1/images/gamestation2.gif" xlink:type="simple" xlink:show="embed" xlink:actuate="onLoad"/><svg:title>Chaîne Hi-fi</svg:title></draw:frame><text:bookmark text:name="Hifi"/></text:p>
      <text:p text:style-name="Text_20_body">Ca me rappelle la fois où j'ai passé deux heures dans un embouteillage sur le périphérique de Paris.</text:p>
      <text:p text:style-name="Text_20_body">C'est exactement cela : le périphérique (parisien) fait le tour de la ville.</text:p>
      <text:p text:style-name="Text_20_body">Dans un système informatique, un périphérique est :<text:line-break/><draw:control text:anchor-type="as-char" draw:z-index="26" draw:style-name="gr1" draw:text-style-name="P33" svg:width="0.345cm" svg:height="0.345cm" draw:control="control11"/> Un appareil qu'il faut disposer sur un boulevard.<text:line-break/><draw:control text:anchor-type="as-char" draw:z-index="27" draw:style-name="gr1" draw:text-style-name="P33" svg:width="0.345cm" svg:height="0.345cm" draw:control="control12"/> Un des appareils reliés à l'unité centrale.<text:line-break/><draw:control text:anchor-type="as-char" draw:z-index="28" draw:style-name="gr1" draw:text-style-name="P33" svg:width="0.345cm" svg:height="0.345cm" draw:control="control13"/> L'unité centrale de l'ordinateur.<text:line-break/><draw:control text:anchor-type="as-char" draw:z-index="29" draw:style-name="gr1" draw:text-style-name="P33" svg:width="0.345cm" svg:height="0.345cm" draw:control="control14"/> Une manette vibrante. </text:p>
      <text:p text:style-name="Text_20_body">Quand tu as bien visualisé la notion de périphérique, passe aux informations de la page suivante.</text:p>
      <text:h text:style-name="Heading_20_2" text:outline-level="2">Les périphériques informatiques</text:h>
      <text:p text:style-name="Text_20_body">Dans un système informatique, les périphériques sont tous les appareils qui sont reliés à l'unité centrale. Ils peuvent lui fournir des informations ou en recevoir.</text:p>
      <text:p text:style-name="Text_20_body">Il existe trois grandes sortes de périphériques :</text:p>
      <text:list xml:id="list1975509793408912621" text:style-name="L11">
        <text:list-item>
          <text:p text:style-name="P26"><text:span text:style-name="Strong_20_Emphasis">les périphériques d'entrée</text:span> : ils permettent à l'utilisateur de fournir des informations à l'unité centrale ; </text:p>
        </text:list-item>
        <text:list-item>
          <text:p text:style-name="P26"><text:span text:style-name="Strong_20_Emphasis">les périphériques de sortie</text:span> : ils permettent à l'utilisateur de recevoir des informations venant de l'unité centrale ; </text:p>
        </text:list-item>
        <text:list-item>
          <text:p text:style-name="P13">de plus, certains périphériques sont capables de recevoir des informations venant de l'unité centrale mais aussi de lui envoyer des informations ; on parle alors de <text:span text:style-name="Strong_20_Emphasis">périphériques d'entrée/sortie</text:span>. </text:p>
        </text:list-item>
      </text:list>
      <text:p text:style-name="Text_20_body"><text:soft-page-break/>Lorsqu'une information provenant de l'unité centrale est envoyée vers un périphérique, elle arrive à :<text:line-break/><draw:control text:anchor-type="as-char" draw:z-index="30" draw:style-name="gr1" draw:text-style-name="P33" svg:width="0.345cm" svg:height="0.345cm" draw:control="control15"/> un périphérique d'entrée<text:line-break/><draw:control text:anchor-type="as-char" draw:z-index="31" draw:style-name="gr1" draw:text-style-name="P33" svg:width="0.345cm" svg:height="0.345cm" draw:control="control16"/> un périphérique de sortie </text:p>
      <text:p text:style-name="Text_20_body">Lorsqu'une information venant du " monde extérieur " est transmise vers l'unité centrale de l'ordinateur, elle est captée par :<text:line-break/><draw:control text:anchor-type="as-char" draw:z-index="32" draw:style-name="gr1" draw:text-style-name="P33" svg:width="0.345cm" svg:height="0.345cm" draw:control="control17"/> un périphérique d'entrée<text:line-break/><draw:control text:anchor-type="as-char" draw:z-index="33" draw:style-name="gr1" draw:text-style-name="P33" svg:width="0.345cm" svg:height="0.345cm" draw:control="control18"/> un périphérique de sortie </text:p>
      <text:p text:style-name="Text_20_body">Quand tu as répondu correctement aux questions et bien compris les réponses, passe à l'exercice de la page suivante.</text:p>
      <text:h text:style-name="Heading_20_2" text:outline-level="2">Les périphériques informatiques</text:h>
      <text:p text:style-name="Text_20_body">Parmi les exemples suivants, coche convenablement les cases pour indiquer ceux qui correspondent à des périphériques d'entrée, des périphériques de sortie et des périphériques d'entrée/sortie. </text:p>
      <text:p text:style-name="P31">Le premier exemple est déjà coché. Si tu ne connais pas le périphérique indiqué, tu peux cocher la case de la colonne " Je passe ". Tu peux passer, au maximum, quatre fois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h text:style-name="Heading_20_3" text:outline-level="3">Périphérique</text:h>
          </table:table-cell>
          <table:table-cell table:style-name="Tableau1.A1" office:value-type="string">
            <text:h text:style-name="Heading_20_3" text:outline-level="3">Entrée</text:h>
          </table:table-cell>
          <table:table-cell table:style-name="Tableau1.A1" office:value-type="string">
            <text:h text:style-name="Heading_20_3" text:outline-level="3">Sortie</text:h>
          </table:table-cell>
          <table:table-cell table:style-name="Tableau1.D1" office:value-type="string">
            <text:h text:style-name="Heading_20_3" text:outline-level="3">Je passe</text:h>
          </table:table-cell>
        </table:table-row>
        <table:table-row>
          <table:table-cell table:style-name="Tableau1.A2" office:value-type="string">
            <text:p text:style-name="Table_20_Contents">clavier</text:p>
          </table:table-cell>
          <table:table-cell table:style-name="Tableau1.A2" office:value-type="string">
            <text:p text:style-name="Table_20_Contents"><draw:control text:anchor-type="as-char" draw:z-index="34" draw:style-name="gr1" draw:text-style-name="P33" svg:width="0.345cm" svg:height="0.345cm" draw:control="control19"/></text:p>
          </table:table-cell>
          <table:table-cell table:style-name="Tableau1.A2" office:value-type="string">
            <text:p text:style-name="Table_20_Contents"><draw:control text:anchor-type="as-char" draw:z-index="35" draw:style-name="gr1" draw:text-style-name="P33" svg:width="0.345cm" svg:height="0.345cm" draw:control="control20"/></text:p>
          </table:table-cell>
          <table:table-cell table:style-name="Tableau1.D2" office:value-type="string">
            <text:p text:style-name="Table_20_Contents"><draw:control text:anchor-type="as-char" draw:z-index="36" draw:style-name="gr1" draw:text-style-name="P33" svg:width="0.345cm" svg:height="0.345cm" draw:control="control21"/></text:p>
          </table:table-cell>
        </table:table-row>
        <table:table-row>
          <table:table-cell table:style-name="Tableau1.A2" office:value-type="string">
            <text:p text:style-name="Table_20_Contents">écran</text:p>
          </table:table-cell>
          <table:table-cell table:style-name="Tableau1.A2" office:value-type="string">
            <text:p text:style-name="Table_20_Contents"><draw:control text:anchor-type="as-char" draw:z-index="37" draw:style-name="gr1" draw:text-style-name="P33" svg:width="0.345cm" svg:height="0.345cm" draw:control="control22"/></text:p>
          </table:table-cell>
          <table:table-cell table:style-name="Tableau1.A2" office:value-type="string">
            <text:p text:style-name="Table_20_Contents"><draw:control text:anchor-type="as-char" draw:z-index="38" draw:style-name="gr1" draw:text-style-name="P33" svg:width="0.345cm" svg:height="0.345cm" draw:control="control23"/></text:p>
          </table:table-cell>
          <table:table-cell table:style-name="Tableau1.D2" office:value-type="string">
            <text:p text:style-name="Table_20_Contents"><draw:control text:anchor-type="as-char" draw:z-index="39" draw:style-name="gr1" draw:text-style-name="P33" svg:width="0.345cm" svg:height="0.345cm" draw:control="control24"/></text:p>
          </table:table-cell>
        </table:table-row>
        <table:table-row>
          <table:table-cell table:style-name="Tableau1.A2" office:value-type="string">
            <text:p text:style-name="Table_20_Contents">souris</text:p>
          </table:table-cell>
          <table:table-cell table:style-name="Tableau1.A2" office:value-type="string">
            <text:p text:style-name="Table_20_Contents"><draw:control text:anchor-type="as-char" draw:z-index="40" draw:style-name="gr1" draw:text-style-name="P33" svg:width="0.345cm" svg:height="0.345cm" draw:control="control25"/></text:p>
          </table:table-cell>
          <table:table-cell table:style-name="Tableau1.A2" office:value-type="string">
            <text:p text:style-name="Table_20_Contents"><draw:control text:anchor-type="as-char" draw:z-index="41" draw:style-name="gr1" draw:text-style-name="P33" svg:width="0.345cm" svg:height="0.345cm" draw:control="control26"/></text:p>
          </table:table-cell>
          <table:table-cell table:style-name="Tableau1.D2" office:value-type="string">
            <text:p text:style-name="Table_20_Contents"><draw:control text:anchor-type="as-char" draw:z-index="42" draw:style-name="gr1" draw:text-style-name="P33" svg:width="0.345cm" svg:height="0.345cm" draw:control="control27"/></text:p>
          </table:table-cell>
        </table:table-row>
        <table:table-row>
          <table:table-cell table:style-name="Tableau1.A2" office:value-type="string">
            <text:p text:style-name="Table_20_Contents">imprimante</text:p>
          </table:table-cell>
          <table:table-cell table:style-name="Tableau1.A2" office:value-type="string">
            <text:p text:style-name="Table_20_Contents"><draw:control text:anchor-type="as-char" draw:z-index="43" draw:style-name="gr1" draw:text-style-name="P33" svg:width="0.345cm" svg:height="0.345cm" draw:control="control28"/></text:p>
          </table:table-cell>
          <table:table-cell table:style-name="Tableau1.A2" office:value-type="string">
            <text:p text:style-name="Table_20_Contents"><draw:control text:anchor-type="as-char" draw:z-index="44" draw:style-name="gr1" draw:text-style-name="P33" svg:width="0.345cm" svg:height="0.345cm" draw:control="control29"/></text:p>
          </table:table-cell>
          <table:table-cell table:style-name="Tableau1.D2" office:value-type="string">
            <text:p text:style-name="Table_20_Contents"><draw:control text:anchor-type="as-char" draw:z-index="45" draw:style-name="gr1" draw:text-style-name="P33" svg:width="0.345cm" svg:height="0.345cm" draw:control="control30"/></text:p>
          </table:table-cell>
        </table:table-row>
        <table:table-row>
          <table:table-cell table:style-name="Tableau1.A2" office:value-type="string">
            <text:p text:style-name="Table_20_Contents">lecteur de codes à barres</text:p>
          </table:table-cell>
          <table:table-cell table:style-name="Tableau1.A2" office:value-type="string">
            <text:p text:style-name="Table_20_Contents"><draw:control text:anchor-type="as-char" draw:z-index="46" draw:style-name="gr1" draw:text-style-name="P33" svg:width="0.345cm" svg:height="0.345cm" draw:control="control31"/></text:p>
          </table:table-cell>
          <table:table-cell table:style-name="Tableau1.A2" office:value-type="string">
            <text:p text:style-name="Table_20_Contents"><draw:control text:anchor-type="as-char" draw:z-index="47" draw:style-name="gr1" draw:text-style-name="P33" svg:width="0.345cm" svg:height="0.345cm" draw:control="control32"/></text:p>
          </table:table-cell>
          <table:table-cell table:style-name="Tableau1.D2" office:value-type="string">
            <text:p text:style-name="Table_20_Contents"><draw:control text:anchor-type="as-char" draw:z-index="48" draw:style-name="gr1" draw:text-style-name="P33" svg:width="0.345cm" svg:height="0.345cm" draw:control="control33"/></text:p>
          </table:table-cell>
        </table:table-row>
        <table:table-row>
          <table:table-cell table:style-name="Tableau1.A2" office:value-type="string">
            <text:p text:style-name="Table_20_Contents">modem</text:p>
          </table:table-cell>
          <table:table-cell table:style-name="Tableau1.A2" office:value-type="string">
            <text:p text:style-name="Table_20_Contents"><draw:control text:anchor-type="as-char" draw:z-index="49" draw:style-name="gr1" draw:text-style-name="P33" svg:width="0.345cm" svg:height="0.345cm" draw:control="control34"/></text:p>
          </table:table-cell>
          <table:table-cell table:style-name="Tableau1.A2" office:value-type="string">
            <text:p text:style-name="Table_20_Contents"><draw:control text:anchor-type="as-char" draw:z-index="50" draw:style-name="gr1" draw:text-style-name="P33" svg:width="0.345cm" svg:height="0.345cm" draw:control="control35"/></text:p>
          </table:table-cell>
          <table:table-cell table:style-name="Tableau1.D2" office:value-type="string">
            <text:p text:style-name="Table_20_Contents"><draw:control text:anchor-type="as-char" draw:z-index="51" draw:style-name="gr1" draw:text-style-name="P33" svg:width="0.345cm" svg:height="0.345cm" draw:control="control36"/></text:p>
          </table:table-cell>
        </table:table-row>
        <table:table-row>
          <table:table-cell table:style-name="Tableau1.A2" office:value-type="string">
            <text:p text:style-name="Table_20_Contents">caméra ou appareil photo digital</text:p>
          </table:table-cell>
          <table:table-cell table:style-name="Tableau1.A2" office:value-type="string">
            <text:p text:style-name="Table_20_Contents"><draw:control text:anchor-type="as-char" draw:z-index="52" draw:style-name="gr1" draw:text-style-name="P33" svg:width="0.345cm" svg:height="0.345cm" draw:control="control37"/></text:p>
          </table:table-cell>
          <table:table-cell table:style-name="Tableau1.A2" office:value-type="string">
            <text:p text:style-name="Table_20_Contents"><draw:control text:anchor-type="as-char" draw:z-index="53" draw:style-name="gr1" draw:text-style-name="P33" svg:width="0.345cm" svg:height="0.345cm" draw:control="control38"/></text:p>
          </table:table-cell>
          <table:table-cell table:style-name="Tableau1.D2" office:value-type="string">
            <text:p text:style-name="Table_20_Contents"><draw:control text:anchor-type="as-char" draw:z-index="54" draw:style-name="gr1" draw:text-style-name="P33" svg:width="0.345cm" svg:height="0.345cm" draw:control="control39"/></text:p>
          </table:table-cell>
        </table:table-row>
        <table:table-row>
          <table:table-cell table:style-name="Tableau1.A2" office:value-type="string">
            <text:p text:style-name="Table_20_Contents">manette de jeu</text:p>
          </table:table-cell>
          <table:table-cell table:style-name="Tableau1.A2" office:value-type="string">
            <text:p text:style-name="Table_20_Contents"><draw:control text:anchor-type="as-char" draw:z-index="55" draw:style-name="gr1" draw:text-style-name="P33" svg:width="0.345cm" svg:height="0.345cm" draw:control="control40"/></text:p>
          </table:table-cell>
          <table:table-cell table:style-name="Tableau1.A2" office:value-type="string">
            <text:p text:style-name="Table_20_Contents"><draw:control text:anchor-type="as-char" draw:z-index="56" draw:style-name="gr1" draw:text-style-name="P33" svg:width="0.345cm" svg:height="0.345cm" draw:control="control41"/></text:p>
          </table:table-cell>
          <table:table-cell table:style-name="Tableau1.D2" office:value-type="string">
            <text:p text:style-name="Table_20_Contents"><draw:control text:anchor-type="as-char" draw:z-index="57" draw:style-name="gr1" draw:text-style-name="P33" svg:width="0.345cm" svg:height="0.345cm" draw:control="control42"/></text:p>
          </table:table-cell>
        </table:table-row>
        <table:table-row>
          <table:table-cell table:style-name="Tableau1.A2" office:value-type="string">
            <text:p text:style-name="Table_20_Contents">scanner</text:p>
          </table:table-cell>
          <table:table-cell table:style-name="Tableau1.A2" office:value-type="string">
            <text:p text:style-name="Table_20_Contents"><draw:control text:anchor-type="as-char" draw:z-index="58" draw:style-name="gr1" draw:text-style-name="P33" svg:width="0.345cm" svg:height="0.345cm" draw:control="control43"/></text:p>
          </table:table-cell>
          <table:table-cell table:style-name="Tableau1.A2" office:value-type="string">
            <text:p text:style-name="Table_20_Contents"><draw:control text:anchor-type="as-char" draw:z-index="59" draw:style-name="gr1" draw:text-style-name="P33" svg:width="0.345cm" svg:height="0.345cm" draw:control="control44"/></text:p>
          </table:table-cell>
          <table:table-cell table:style-name="Tableau1.D2" office:value-type="string">
            <text:p text:style-name="Table_20_Contents"><draw:control text:anchor-type="as-char" draw:z-index="60" draw:style-name="gr1" draw:text-style-name="P33" svg:width="0.345cm" svg:height="0.345cm" draw:control="control45"/></text:p>
          </table:table-cell>
        </table:table-row>
        <table:table-row>
          <table:table-cell table:style-name="Tableau1.A2" office:value-type="string">
            <text:p text:style-name="Table_20_Contents">lecteur de CD-ROM externe</text:p>
          </table:table-cell>
          <table:table-cell table:style-name="Tableau1.A2" office:value-type="string">
            <text:p text:style-name="Table_20_Contents"><draw:control text:anchor-type="as-char" draw:z-index="61" draw:style-name="gr1" draw:text-style-name="P33" svg:width="0.345cm" svg:height="0.345cm" draw:control="control46"/></text:p>
          </table:table-cell>
          <table:table-cell table:style-name="Tableau1.A2" office:value-type="string">
            <text:p text:style-name="Table_20_Contents"><draw:control text:anchor-type="as-char" draw:z-index="62" draw:style-name="gr1" draw:text-style-name="P33" svg:width="0.345cm" svg:height="0.345cm" draw:control="control47"/></text:p>
          </table:table-cell>
          <table:table-cell table:style-name="Tableau1.D2" office:value-type="string">
            <text:p text:style-name="Table_20_Contents"><draw:control text:anchor-type="as-char" draw:z-index="63" draw:style-name="gr1" draw:text-style-name="P33" svg:width="0.345cm" svg:height="0.345cm" draw:control="control48"/></text:p>
          </table:table-cell>
        </table:table-row>
        <table:table-row>
          <table:table-cell table:style-name="Tableau1.A2" office:value-type="string">
            <text:p text:style-name="Table_20_Contents">crayon optique (pour le vote électronique)</text:p>
          </table:table-cell>
          <table:table-cell table:style-name="Tableau1.A2" office:value-type="string">
            <text:p text:style-name="Table_20_Contents"><draw:control text:anchor-type="as-char" draw:z-index="64" draw:style-name="gr1" draw:text-style-name="P33" svg:width="0.345cm" svg:height="0.345cm" draw:control="control49"/></text:p>
          </table:table-cell>
          <table:table-cell table:style-name="Tableau1.A2" office:value-type="string">
            <text:p text:style-name="Table_20_Contents"><draw:control text:anchor-type="as-char" draw:z-index="65" draw:style-name="gr1" draw:text-style-name="P33" svg:width="0.345cm" svg:height="0.345cm" draw:control="control50"/></text:p>
          </table:table-cell>
          <table:table-cell table:style-name="Tableau1.D2" office:value-type="string">
            <text:p text:style-name="Table_20_Contents"><draw:control text:anchor-type="as-char" draw:z-index="66" draw:style-name="gr1" draw:text-style-name="P33" svg:width="0.345cm" svg:height="0.345cm" draw:control="control51"/></text:p>
          </table:table-cell>
        </table:table-row>
        <table:table-row>
          <table:table-cell table:style-name="Tableau1.A2" office:value-type="string">
            <text:p text:style-name="Table_20_Contents">graveur de CD-ROM</text:p>
          </table:table-cell>
          <table:table-cell table:style-name="Tableau1.A2" office:value-type="string">
            <text:p text:style-name="Table_20_Contents"><draw:control text:anchor-type="as-char" draw:z-index="67" draw:style-name="gr1" draw:text-style-name="P33" svg:width="0.345cm" svg:height="0.345cm" draw:control="control52"/></text:p>
          </table:table-cell>
          <table:table-cell table:style-name="Tableau1.A2" office:value-type="string">
            <text:p text:style-name="Table_20_Contents"><draw:control text:anchor-type="as-char" draw:z-index="68" draw:style-name="gr1" draw:text-style-name="P33" svg:width="0.345cm" svg:height="0.345cm" draw:control="control53"/></text:p>
          </table:table-cell>
          <table:table-cell table:style-name="Tableau1.D2" office:value-type="string">
            <text:p text:style-name="Table_20_Contents"><draw:control text:anchor-type="as-char" draw:z-index="69" draw:style-name="gr1" draw:text-style-name="P33" svg:width="0.345cm" svg:height="0.345cm" draw:control="control54"/></text:p>
          </table:table-cell>
        </table:table-row>
        <table:table-row>
          <table:table-cell table:style-name="Tableau1.A2" office:value-type="string">
            <text:p text:style-name="Table_20_Contents">sonde de température (station météo)</text:p>
          </table:table-cell>
          <table:table-cell table:style-name="Tableau1.A2" office:value-type="string">
            <text:p text:style-name="Table_20_Contents"><draw:control text:anchor-type="as-char" draw:z-index="70" draw:style-name="gr1" draw:text-style-name="P33" svg:width="0.345cm" svg:height="0.345cm" draw:control="control55"/></text:p>
          </table:table-cell>
          <table:table-cell table:style-name="Tableau1.A2" office:value-type="string">
            <text:p text:style-name="Table_20_Contents"><draw:control text:anchor-type="as-char" draw:z-index="71" draw:style-name="gr1" draw:text-style-name="P33" svg:width="0.345cm" svg:height="0.345cm" draw:control="control56"/></text:p>
          </table:table-cell>
          <table:table-cell table:style-name="Tableau1.D2" office:value-type="string">
            <text:p text:style-name="Table_20_Contents"><draw:control text:anchor-type="as-char" draw:z-index="72" draw:style-name="gr1" draw:text-style-name="P33" svg:width="0.345cm" svg:height="0.345cm" draw:control="control57"/></text:p>
          </table:table-cell>
        </table:table-row>
        <table:table-row>
          <table:table-cell table:style-name="Tableau1.A2" office:value-type="string">
            <text:p text:style-name="Table_20_Contents">lecteur de DVD</text:p>
          </table:table-cell>
          <table:table-cell table:style-name="Tableau1.A2" office:value-type="string">
            <text:p text:style-name="Table_20_Contents"><draw:control text:anchor-type="as-char" draw:z-index="73" draw:style-name="gr1" draw:text-style-name="P33" svg:width="0.345cm" svg:height="0.345cm" draw:control="control58"/></text:p>
          </table:table-cell>
          <table:table-cell table:style-name="Tableau1.A2" office:value-type="string">
            <text:p text:style-name="Table_20_Contents"><draw:control text:anchor-type="as-char" draw:z-index="74" draw:style-name="gr1" draw:text-style-name="P33" svg:width="0.345cm" svg:height="0.345cm" draw:control="control59"/></text:p>
          </table:table-cell>
          <table:table-cell table:style-name="Tableau1.D2" office:value-type="string">
            <text:p text:style-name="Table_20_Contents"><draw:control text:anchor-type="as-char" draw:z-index="75" draw:style-name="gr1" draw:text-style-name="P33" svg:width="0.345cm" svg:height="0.345cm" draw:control="control60"/></text:p>
          </table:table-cell>
        </table:table-row>
        <table:table-row>
          <table:table-cell table:style-name="Tableau1.A2" office:value-type="string">
            <text:p text:style-name="Table_20_Contents">lecteur MP3</text:p>
          </table:table-cell>
          <table:table-cell table:style-name="Tableau1.A2" office:value-type="string">
            <text:p text:style-name="Table_20_Contents"><draw:control text:anchor-type="as-char" draw:z-index="76" draw:style-name="gr1" draw:text-style-name="P33" svg:width="0.345cm" svg:height="0.345cm" draw:control="control61"/></text:p>
          </table:table-cell>
          <table:table-cell table:style-name="Tableau1.A2" office:value-type="string">
            <text:p text:style-name="Table_20_Contents"><draw:control text:anchor-type="as-char" draw:z-index="77" draw:style-name="gr1" draw:text-style-name="P33" svg:width="0.345cm" svg:height="0.345cm" draw:control="control62"/></text:p>
          </table:table-cell>
          <table:table-cell table:style-name="Tableau1.D2" office:value-type="string">
            <text:p text:style-name="Table_20_Contents"><draw:control text:anchor-type="as-char" draw:z-index="78" draw:style-name="gr1" draw:text-style-name="P33" svg:width="0.345cm" svg:height="0.345cm" draw:control="control63"/></text:p>
          </table:table-cell>
        </table:table-row>
      </table:table>
      <text:p text:style-name="Text_20_body">Quand tu as fini, indique tes références ci-dessous, imprime la page et remets-la au professeur.</text:p>
      <text:p text:style-name="Text_20_body"><draw:control text:anchor-type="as-char" draw:z-index="79" draw:style-name="gr1" draw:text-style-name="P34" svg:width="8.626cm" svg:height="0.662cm" draw:control="control64"/><text:line-break/><text:soft-page-break/><draw:control text:anchor-type="as-char" draw:z-index="80" draw:style-name="gr1" draw:text-style-name="P34" svg:width="8.626cm" svg:height="0.662cm" draw:control="control65"/> <text:line-break/><draw:control text:anchor-type="as-char" draw:z-index="81" draw:style-name="gr1" draw:text-style-name="P34" svg:width="1.218cm" svg:height="0.662cm" draw:control="control66"/> </text:p>
      <text:p text:style-name="Text_20_body">Quand ta feuille est imprimée, passe à la page suivante.</text:p>
      <text:h text:style-name="Heading_20_2" text:outline-level="2">Conclusion</text:h>
      <text:h text:style-name="Heading_20_3" text:outline-level="3">Variante 1: dessin réalisé à la main</text:h>
      <text:p text:style-name="Text_20_body">Sur ton schéma symbolique de l'ordinateur réalisé à la <text:a xlink:type="simple" xlink:href="http://localhost/sio2/cours/info/infobase/1/3.php" office:target-frame-name="_blank" xlink:show="new">page 3</text:a>,</text:p>
      <text:list xml:id="list2053726810939977598" text:style-name="L12">
        <text:list-item>
          <text:p text:style-name="P27">indique clairement l'ensemble des périphériques </text:p>
        </text:list-item>
        <text:list-item>
          <text:p text:style-name="P14">pour chacun d'eux, note son type (entrée, sortie, entrée/sortie) </text:p>
        </text:list-item>
      </text:list>
      <text:h text:style-name="Heading_20_3" text:outline-level="3" text:is-list-header="true">Variante 2: dessin réalisé à l'aide du logiciel LibreOffice Draw</text:h>
      <text:list xml:id="list5300995902446776003" text:style-name="L13">
        <text:list-item>
          <text:p text:style-name="P28">Reviens au dessin réalisé à l'aide du logiciel LibreOffice Draw et enregistré sous le nom peripherique2.odg. </text:p>
        </text:list-item>
        <text:list-item>
          <text:p text:style-name="P28"><draw:frame draw:style-name="fr1" draw:name="images16" text:anchor-type="as-char" svg:width="4.763cm" svg:height="2.143cm" draw:z-index="82"><draw:image xlink:href="http://localhost/sio2/cours/info/infobase/1/images/texte.png" xlink:type="simple" xlink:show="embed" xlink:actuate="onLoad"/><svg:title>Texte</svg:title></draw:frame>A l'aide de l'outil de texte, indique pour chaque périphérique le type auquel il appartient (entrée, sortie, entrée/sortie). </text:p>
        </text:list-item>
        <text:list-item>
          <text:p text:style-name="P15">Enregistre le dessin modifié sous le nom peripherique3.odg </text:p>
        </text:list-item>
      </text:list>
      <text:p text:style-name="P5"><draw:frame draw:style-name="fr1" draw:name="images17" text:anchor-type="as-char" svg:width="2.117cm" svg:height="1.508cm" draw:z-index="83"><draw:image xlink:href="http://localhost/sio2/cours/info/infobase/1/images/entree.png" xlink:type="simple" xlink:show="embed" xlink:actuate="onLoad"/><svg:title>Entrée</svg:title></draw:frame></text:p>
      <text:p text:style-name="Text_20_body">Quand c'est fait, imprime ton dessin si nécessaire et montre ton travail au professeur. Passe ensuite à l'application de synthèse de la page suivante.</text:p>
      <text:h text:style-name="Heading_20_2" text:outline-level="2">Synthèse</text:h>
      <text:p text:style-name="Text_20_body">Le schéma ci-dessous représente une chaîne hi-fi constituée de différents appareils.</text:p>
      <text:list xml:id="list7374160979569859346" text:style-name="L14">
        <text:list-item>
          <text:p text:style-name="P29">Réponds mentalement aux questions suivantes: </text:p>
          <text:list>
            <text:list-item>
              <text:p text:style-name="P29">Peut-on dire qu'il s'agit d'une représentation symbolique?  </text:p>
            </text:list-item>
            <text:list-item>
              <text:p text:style-name="P29">Pourquoi? </text:p>
            </text:list-item>
          </text:list>
        </text:list-item>
        <text:list-item>
          <text:p text:style-name="P29">Dans les différents éléments qui constituent cette chaîne, détermine mentalement ceux qui pourraient être appelés " périphériques ". </text:p>
        </text:list-item>
        <text:list-item>
          <text:p text:style-name="P16">Pour chacun d'eux, détermine s'il s'agit d'un périphérique d'entrée (E) ou de sortie (S) en cochant la case correspondante. Pour les périphériques d'entrée/sortie, coche les deux cases (E et S).<text:line-break/>Laisse un blanc s'il ne s'agit pas d'un périphérique. </text:p>
        </text:list-item>
      </text:list>
      <text:p text:style-name="Text_20_body">Représentation symbolique? Ca me dit bien quelque chose...</text:p>
      <text:p text:style-name="Text_20_body">Effectivement, la notion a été abordée dans <text:a xlink:type="simple" xlink:href="http://info.sio2.be/infobase/1/2.php">une page précédente</text:a>.</text:p>
      <text:p text:style-name="P1"><text:bookmark text:name="tableau"/></text:p>
      <table:table table:name="Tableau2" table:style-name="Tableau2">
        <table:table-column table:style-name="Tableau2.A"/>
        <table:table-column table:style-name="Tableau2.B" table:number-columns-repeated="2"/>
        <table:table-row>
          <table:table-cell table:style-name="Tableau2.A1" office:value-type="string">
            <text:p text:style-name="Table_20_Contents"> </text:p>
          </table:table-cell>
          <table:table-cell table:style-name="Tableau2.A1" office:value-type="string">
            <text:p text:style-name="Table_20_Contents">E </text:p>
          </table:table-cell>
          <table:table-cell table:style-name="Tableau2.A1" office:value-type="string">
            <text:p text:style-name="Table_20_Contents">S </text:p>
          </table:table-cell>
        </table:table-row>
        <text:soft-page-break/>
        <table:table-row>
          <table:table-cell table:style-name="Tableau2.A1" office:value-type="string">
            <text:p text:style-name="Table_20_Contents"><text:span text:style-name="T2">É</text:span>couteurs</text:p>
          </table:table-cell>
          <table:table-cell table:style-name="Tableau2.A1" office:value-type="string">
            <text:p text:style-name="Table_20_Contents"><draw:control text:anchor-type="as-char" draw:z-index="84" draw:style-name="gr1" draw:text-style-name="P33" svg:width="0.345cm" svg:height="0.345cm" draw:control="control67"/> </text:p>
          </table:table-cell>
          <table:table-cell table:style-name="Tableau2.A1" office:value-type="string">
            <text:p text:style-name="Table_20_Contents"><draw:control text:anchor-type="as-char" draw:z-index="85" draw:style-name="gr1" draw:text-style-name="P33" svg:width="0.345cm" svg:height="0.345cm" draw:control="control68"/> </text:p>
          </table:table-cell>
        </table:table-row>
        <table:table-row>
          <table:table-cell table:style-name="Tableau2.A1" office:value-type="string">
            <text:p text:style-name="Table_20_Contents">Baffle gauche</text:p>
          </table:table-cell>
          <table:table-cell table:style-name="Tableau2.A1" office:value-type="string">
            <text:p text:style-name="Table_20_Contents"><draw:control text:anchor-type="as-char" draw:z-index="86" draw:style-name="gr1" draw:text-style-name="P33" svg:width="0.345cm" svg:height="0.345cm" draw:control="control69"/> </text:p>
          </table:table-cell>
          <table:table-cell table:style-name="Tableau2.A1" office:value-type="string">
            <text:p text:style-name="Table_20_Contents"><draw:control text:anchor-type="as-char" draw:z-index="87" draw:style-name="gr1" draw:text-style-name="P33" svg:width="0.345cm" svg:height="0.345cm" draw:control="control70"/> </text:p>
          </table:table-cell>
        </table:table-row>
        <table:table-row>
          <table:table-cell table:style-name="Tableau2.A1" office:value-type="string">
            <text:p text:style-name="Table_20_Contents">Baffle droit</text:p>
          </table:table-cell>
          <table:table-cell table:style-name="Tableau2.A1" office:value-type="string">
            <text:p text:style-name="Table_20_Contents"><draw:control text:anchor-type="as-char" draw:z-index="88" draw:style-name="gr1" draw:text-style-name="P33" svg:width="0.345cm" svg:height="0.345cm" draw:control="control71"/> </text:p>
          </table:table-cell>
          <table:table-cell table:style-name="Tableau2.A1" office:value-type="string">
            <text:p text:style-name="Table_20_Contents"><draw:control text:anchor-type="as-char" draw:z-index="89" draw:style-name="gr1" draw:text-style-name="P33" svg:width="0.345cm" svg:height="0.345cm" draw:control="control72"/> </text:p>
          </table:table-cell>
        </table:table-row>
        <table:table-row>
          <table:table-cell table:style-name="Tableau2.A1" office:value-type="string">
            <text:p text:style-name="Table_20_Contents">Micro</text:p>
          </table:table-cell>
          <table:table-cell table:style-name="Tableau2.A1" office:value-type="string">
            <text:p text:style-name="Table_20_Contents"><draw:control text:anchor-type="as-char" draw:z-index="90" draw:style-name="gr1" draw:text-style-name="P33" svg:width="0.345cm" svg:height="0.345cm" draw:control="control73"/> </text:p>
          </table:table-cell>
          <table:table-cell table:style-name="Tableau2.A1" office:value-type="string">
            <text:p text:style-name="Table_20_Contents"><draw:control text:anchor-type="as-char" draw:z-index="91" draw:style-name="gr1" draw:text-style-name="P33" svg:width="0.345cm" svg:height="0.345cm" draw:control="control74"/> </text:p>
          </table:table-cell>
        </table:table-row>
        <table:table-row>
          <table:table-cell table:style-name="Tableau2.A1" office:value-type="string">
            <text:p text:style-name="Table_20_Contents">Amplificateur</text:p>
          </table:table-cell>
          <table:table-cell table:style-name="Tableau2.A1" office:value-type="string">
            <text:p text:style-name="Table_20_Contents"><draw:control text:anchor-type="as-char" draw:z-index="92" draw:style-name="gr1" draw:text-style-name="P33" svg:width="0.345cm" svg:height="0.345cm" draw:control="control75"/> </text:p>
          </table:table-cell>
          <table:table-cell table:style-name="Tableau2.A1" office:value-type="string">
            <text:p text:style-name="Table_20_Contents"><draw:control text:anchor-type="as-char" draw:z-index="93" draw:style-name="gr1" draw:text-style-name="P33" svg:width="0.345cm" svg:height="0.345cm" draw:control="control76"/> </text:p>
          </table:table-cell>
        </table:table-row>
        <table:table-row>
          <table:table-cell table:style-name="Tableau2.A1" office:value-type="string">
            <text:p text:style-name="Table_20_Contents">Lecteur CD</text:p>
          </table:table-cell>
          <table:table-cell table:style-name="Tableau2.A1" office:value-type="string">
            <text:p text:style-name="Table_20_Contents"><draw:control text:anchor-type="as-char" draw:z-index="94" draw:style-name="gr1" draw:text-style-name="P33" svg:width="0.345cm" svg:height="0.345cm" draw:control="control77"/> </text:p>
          </table:table-cell>
          <table:table-cell table:style-name="Tableau2.A1" office:value-type="string">
            <text:p text:style-name="Table_20_Contents"><draw:control text:anchor-type="as-char" draw:z-index="95" draw:style-name="gr1" draw:text-style-name="P33" svg:width="0.345cm" svg:height="0.345cm" draw:control="control78"/> </text:p>
          </table:table-cell>
        </table:table-row>
        <table:table-row>
          <table:table-cell table:style-name="Tableau2.A1" office:value-type="string">
            <text:p text:style-name="Table_20_Contents">Tuner radio</text:p>
          </table:table-cell>
          <table:table-cell table:style-name="Tableau2.A1" office:value-type="string">
            <text:p text:style-name="Table_20_Contents"><draw:control text:anchor-type="as-char" draw:z-index="96" draw:style-name="gr1" draw:text-style-name="P33" svg:width="0.345cm" svg:height="0.345cm" draw:control="control79"/> </text:p>
          </table:table-cell>
          <table:table-cell table:style-name="Tableau2.A1" office:value-type="string">
            <text:p text:style-name="Table_20_Contents"><draw:control text:anchor-type="as-char" draw:z-index="97" draw:style-name="gr1" draw:text-style-name="P33" svg:width="0.345cm" svg:height="0.345cm" draw:control="control80"/> </text:p>
          </table:table-cell>
        </table:table-row>
        <table:table-row>
          <table:table-cell table:style-name="Tableau2.A1" office:value-type="string">
            <text:p text:style-name="Table_20_Contents">Cassette</text:p>
          </table:table-cell>
          <table:table-cell table:style-name="Tableau2.A1" office:value-type="string">
            <text:p text:style-name="Table_20_Contents"><draw:control text:anchor-type="as-char" draw:z-index="98" draw:style-name="gr1" draw:text-style-name="P33" svg:width="0.345cm" svg:height="0.345cm" draw:control="control81"/> </text:p>
          </table:table-cell>
          <table:table-cell table:style-name="Tableau2.A1" office:value-type="string">
            <text:p text:style-name="Table_20_Contents"><draw:control text:anchor-type="as-char" draw:z-index="99" draw:style-name="gr1" draw:text-style-name="P33" svg:width="0.345cm" svg:height="0.345cm" draw:control="control82"/> </text:p>
          </table:table-cell>
        </table:table-row>
      </table:table>
      <text:p text:style-name="Text_20_body"><draw:frame draw:style-name="fr1" draw:name="images18" text:anchor-type="as-char" svg:width="13.123cm" svg:height="8.811cm" draw:z-index="100"><draw:image xlink:href="http://localhost/sio2/cours/info/infobase/1/images/hifi.gif" xlink:type="simple" xlink:show="embed" xlink:actuate="onLoad"/><svg:title>Chaîne Hi-fi</svg:title></draw:frame> </text:p>
      <text:list xml:id="list817008885205863333" text:style-name="L15">
        <text:list-item>
          <text:p text:style-name="P30">Dans le cadre suivant, supprime la mention " est " ou " n'est pas " entre des crochets, afin d'en faire une phrase correcte </text:p>
        </text:list-item>
        <text:list-item>
          <text:p text:style-name="P17">Complète ensuite la phrase en quelques mots. Veille à utiliser une orthographe parfaite. </text:p>
        </text:list-item>
      </text:list>
      <text:p text:style-name="Text_20_body">Si nécessaire, n'hésite pas à aller revoir la signification de l'expression "représentation symbolique", dans les pages précédentes.</text:p>
      <text:p text:style-name="Text_20_body"><draw:control text:anchor-type="as-char" draw:z-index="101" draw:style-name="gr1" draw:text-style-name="P34" svg:width="13.098cm" svg:height="2.382cm" draw:control="control83"/></text:p>
      <text:p text:style-name="Text_20_body">Envoie ensuite ce document à l'impression.</text:p>
      <text:p text:style-name="Text_20_body"><draw:control text:anchor-type="as-char" draw:z-index="102" draw:style-name="gr1" draw:text-style-name="P34" svg:width="8.626cm" svg:height="0.662cm" draw:control="control84"/><text:line-break/><draw:control text:anchor-type="as-char" draw:z-index="103" draw:style-name="gr1" draw:text-style-name="P34" svg:width="8.626cm" svg:height="0.662cm" draw:control="control85"/> <text:line-break/><draw:control text:anchor-type="as-char" draw:z-index="104" draw:style-name="gr1" draw:text-style-name="P34" svg:width="1.218cm" svg:height="0.662cm" draw:control="control86"/> </text:p>
      <text:p text:style-name="Text_20_body">Quand c'est fait, remets ton travail au professeu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2cm" fo:margin-bottom="0.109cm" style:contextual-spacing="false"/>
      <style:text-properties style:font-name="Arial2" fo:font-size="16pt" fo:font-weight="bold" style:font-name-asian="DejaVu Sans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font-weight="bold" style:font-name-asian="DejaVu Sans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5pt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8.423cm" style:type="center"/>
          <style:tab-stop style:position="17cm" style:type="right"/>
        </style:tab-stops>
      </style:paragraph-properties>
      <style:text-properties officeooo:paragraph-rsid="0012dd12"/>
    </style:style>
    <style:style style:name="MT1" style:family="text">
      <style:text-properties officeooo:rsid="0012dd12"/>
    </style:style>
    <style:style style:name="MT2" style:family="text">
      <style:text-properties officeooo:rsid="00133e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L'unité centrale et les périphériques</text:p>
      </style:header>
      <style:footer>
        <text:p text:style-name="MP1"><text:a xlink:type="simple" xlink:href="http://info.sio2.be/infobase/1"><text:span text:style-name="MT1">http://info.sio2.be/infobase/1</text:span></text:a><text:span text:style-name="MT1"><text:tab/></text:span><text:span text:style-name="MT2">Cc-By-Sa</text:span><text:span text:style-name="MT1"><text:tab/></text:span><text:span text:style-name="MT1"><text:page-number text:select-page="current">10</text:page-number></text:span><text:span text:style-name="MT1">/</text:span><text:span text:style-name="MT1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ves </meta:initial-creator>
    <meta:creation-date>2013-09-03T08:25:32</meta:creation-date>
    <dc:date>2013-09-03T08:34:36</dc:date>
    <dc:creator>yves </dc:creator>
    <meta:editing-duration>PT3M18S</meta:editing-duration>
    <meta:editing-cycles>4</meta:editing-cycles>
    <meta:generator>LibreOffice/4.0.2.2$Linux_X86_64 LibreOffice_project/400m0$Build-2</meta:generator>
    <meta:document-statistic meta:table-count="2" meta:image-count="19" meta:object-count="0" meta:page-count="10" meta:paragraph-count="213" meta:word-count="1711" meta:character-count="10810" meta:non-whitespace-character-count="9189"/>
  </office:meta>
</office:document-meta>
</file>